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 una rola más</text:p>
      <text:p text:style-name="Standard"/>
      <text:p text:style-name="Standard">No vuelvo a hacerte una canción</text:p>
      <text:p text:style-name="Standard">la canto y no la escuchas.</text:p>
      <text:p text:style-name="Standard">No aprecias lo mucho que hay ahí</text:p>
      <text:p text:style-name="Standard">de valor para mí.</text:p>
      <text:p text:style-name="Standard"/>
      <text:p text:style-name="Standard">No me pelas, no volteas</text:p>
      <text:p text:style-name="Standard">si te canto es para que me sientas.</text:p>
      <text:p text:style-name="Standard"/>
      <text:p text:style-name="Standard">Ni una rola más, ni una rola más,</text:p>
      <text:p text:style-name="Standard">no voy a seguir cantando.</text:p>
      <text:p text:style-name="Standard">El amor es más que tenerte ahí,</text:p>
      <text:p text:style-name="Standard">ni una rola más para tí.</text:p>
      <text:p text:style-name="Standard"/>
      <text:p text:style-name="Standard">No quiero estar contigo más</text:p>
      <text:p text:style-name="Standard">voy a seguir cantando</text:p>
      <text:p text:style-name="Standard">A ver si alguien quiere escuchar</text:p>
      <text:p text:style-name="Standard">y se acerque a mí.</text:p>
      <text:p text:style-name="Standard"/>
      <text:p text:style-name="Standard">No me pelas, no volteas</text:p>
      <text:p text:style-name="Standard">si te canto es para que me sientas.</text:p>
      <text:p text:style-name="Standard"/>
      <text:p text:style-name="Standard">Ni una rola más, ni una rola más,</text:p>
      <text:p text:style-name="Standard">no voy a seguir cantando.</text:p>
      <text:p text:style-name="Standard">El amor es más que tenerte ahí,</text:p>
      <text:p text:style-name="Standard">ni una rola más para tí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Renich Bon Ciric</dc:creator>
    <dc:date>2008-06-25T20:39:20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25" meta:character-count="561"/>
  </office:meta>
</office:document-meta>
</file>